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7"/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onfirmed cases b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 (*)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 (**)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54.3" calcext:value-type="float">
            <text:p>54.3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208.9" calcext:value-type="float">
            <text:p>208.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1,168.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(***)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1,829.6</text:p>
          </table:table-cell>
          <table:table-cell office:value-type="string" calcext:value-type="string">
            <text:p>1#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1,8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$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&amp; Barbu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$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 (****)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&amp; Nev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&amp; the Grenadi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 7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62.5" calcext:value-type="float">
            <text:p>162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&amp; Tobag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&amp; Caicos Island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1,98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4,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4:13</meta:creation-date>
    <dc:date>2018-09-02T04:29:51</dc:date>
    <meta:generator>LibreOffice/5.1.6.2$Linux_X86_64 LibreOffice_project/10m0$Build-2</meta:generator>
    <meta:document-statistic meta:table-count="1" meta:cell-count="1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